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officeooo:rsid="001d4a02" officeooo:paragraph-rsid="001d4a02" style:font-size-asian="15pt" style:font-size-complex="15pt"/>
    </style:style>
    <style:style style:name="P2" style:family="paragraph" style:parent-style-name="Standard">
      <style:text-properties style:font-name="Liberation Serif" fo:font-size="12pt" officeooo:rsid="001d4a02" officeooo:paragraph-rsid="001d4a02" style:font-size-asian="10.5pt" style:font-size-complex="12pt"/>
    </style:style>
    <style:style style:name="P3" style:family="paragraph" style:parent-style-name="Standard">
      <style:text-properties style:font-name="Liberation Serif" fo:font-size="12pt" officeooo:rsid="001d4a02" officeooo:paragraph-rsid="001fb23c" style:font-size-asian="10.5pt" style:font-size-complex="12pt"/>
    </style:style>
    <style:style style:name="P4" style:family="paragraph" style:parent-style-name="Standard">
      <style:text-properties style:font-name="Liberation Serif" fo:font-size="12pt" officeooo:rsid="001d4a02" officeooo:paragraph-rsid="001d4a02" style:font-size-asian="10.5pt" style:font-size-complex="12pt"/>
    </style:style>
    <style:style style:name="P5" style:family="paragraph" style:parent-style-name="Standard">
      <style:text-properties style:font-name="Liberation Serif" fo:font-size="12pt" officeooo:rsid="00223ae6" officeooo:paragraph-rsid="00223ae6" style:font-size-asian="12pt" style:font-size-complex="12pt"/>
    </style:style>
    <style:style style:name="T1" style:family="text">
      <style:text-properties officeooo:rsid="001e8662"/>
    </style:style>
    <style:style style:name="T2" style:family="text">
      <style:text-properties fo:font-style="italic" officeooo:rsid="001e8662" style:font-style-asian="italic" style:font-style-complex="italic"/>
    </style:style>
    <style:style style:name="T3" style:family="text">
      <style:text-properties officeooo:rsid="00202a19"/>
    </style:style>
    <style:style style:name="T4" style:family="text">
      <style:text-properties officeooo:rsid="0023a3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matic Summarization Litrature Survey Draft -1</text:p>
      <text:p text:style-name="P2"/>
      <text:p text:style-name="P2">Framework of Automatic Text Summarization Using Reinforcement Learning(EMNLP’12)</text:p>
      <text:p text:style-name="P2"/>
      <text:p text:style-name="P3">It uses renforcement learning framework to generate summary automatically(ASRL) . Other summarization techniques like sentence compression can be used as action of the framework. It aims to optimize scoring function with the given feature representation of summary. <text:span text:style-name="T1">It uses softmax selection policy(Boltzmann Selection) to choose an action. Its a greedy policy. The model uses </text:span></text:p>
      <text:p text:style-name="P3"><text:span text:style-name="T1">TD (λ) algorithm to learn the optimal state value function perameter </text:span><text:span text:style-name="T2">θ</text:span><text:span text:style-name="T1">. </text:span></text:p>
      <text:p text:style-name="P3"><text:s/><text:span text:style-name="T3">The main drawback (according to me), is that the formulated problem of summarizaion is highly constrained by the length paramter of the output summary. Also the agents actions are extractive in nature. </text:span></text:p>
      <text:p text:style-name="P2"/>
      <text:p text:style-name="P5">Multiple Aspect Summarization Using Integer Linear Programming(EMNLP’12)</text:p>
      <text:p text:style-name="P5"/>
      <text:p text:style-name="P5">Using ILP, this paper has tried to learn features separately and optimized them jointly. <text:s/>Their model achives SOTA performance using ROUGE. <text:span text:style-name="T4">According to them, learning each predictor separately gives better generat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8:35:24.189727804</meta:creation-date>
    <dc:date>2017-07-08T15:03:02.427817051</dc:date>
    <meta:editing-duration>PT1H4M30S</meta:editing-duration>
    <meta:editing-cycles>2</meta:editing-cycles>
    <meta:generator>LibreOffice/5.1.6.2$Linux_X86_64 LibreOffice_project/10m0$Build-2</meta:generator>
    <meta:document-statistic meta:table-count="0" meta:image-count="0" meta:object-count="0" meta:page-count="1" meta:paragraph-count="7" meta:word-count="150" meta:character-count="1075" meta:non-whitespace-character-count="927"/>
  </office:meta>
</office:document-meta>
</file>